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7b58f" officeooo:paragraph-rsid="0017b5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 There,</text:p>
      <text:p text:style-name="Standard"/>
      <text:p text:style-name="Standard">I was recently listening to Reb Nehemia teaching a class, and he mentioned</text:p>
      <text:p text:style-name="Standard">the COVID 19 (on everyone's minds always!) and "Social Distancing". At that</text:p>
      <text:p text:style-name="Standard">time he said "It should be 'Physical Distancing and Social Bonding'... </text:p>
      <text:p text:style-name="Standard"/>
      <text:p text:style-name="Standard">I mentioned that to Cindy, and she said "Efraim, that's great! You should</text:p>
      <text:p text:style-name="Standard">get that all over the internet!"</text:p>
      <text:p text:style-name="Standard"/>
      <text:p text:style-name="Standard">With that in mind, I started designing Shirts with the phrase on the front,</text:p>
      <text:p text:style-name="Standard">and "COVID 19" on the back. Then I went on to build a website - to sell</text:p>
      <text:p text:style-name="Standard">the shirts. </text:p>
      <text:p text:style-name="Standard"/>
      <text:p text:style-name="Standard">I also checked out #socialbonding, and #physicaldistancing, and that actually</text:p>
      <text:p text:style-name="Standard">plays quite a bit on the internet already. The hashtags are there, people are</text:p>
      <text:p text:style-name="Standard">responding to the hashtags - but I don't see anyone doing either:</text:p>
      <text:p text:style-name="Standard"/>
      <text:p text:style-name="Standard">1) Selling T-Shirts, nor</text:p>
      <text:p text:style-name="Standard">2) Building an online community.. or if they are, there does not appear to</text:p>
      <text:p text:style-name="Standard">be a community center!</text:p>
      <text:p text:style-name="Standard"/>
      <text:p text:style-name="Standard">I think it may be lucrative to become that community center. Right now,</text:p>
      <text:p text:style-name="Standard">i have the one sales page working nicely, and I am going to start writing</text:p>
      <text:p text:style-name="Standard">content for the site. </text:p>
      <text:p text:style-name="Standard"/>
      <text:p text:style-name="Standard">If you have any stories about "Physical Distancing and Social Bonding", </text:p>
      <text:p text:style-name="Standard">that you would share - I would so appreciate it! If you have any thoughts</text:p>
      <text:p text:style-name="Standard">on 'spreading the word' - I would so appreciate it!</text:p>
      <text:p text:style-name="Standard"/>
      <text:p text:style-name="Standard">My thought is that the stories "create community" and as the community</text:p>
      <text:p text:style-name="Standard">is created - people will buy shirts. Out of 327 million Americans, it is </text:p>
      <text:p text:style-name="Standard">possible that enough of them will buy shirts that will give me an income.</text:p>
      <text:p text:style-name="Standard"/>
      <text:p text:style-name="Standard">The website (sales page) is: </text:p>
      <text:p text:style-name="Standard"><text:a xlink:type="simple" xlink:href="https://namethatthing.site/PDSocialBonding.html" office:target-frame-name="_blank" xlink:show="new" text:style-name="Internet_20_link" text:visited-style-name="Visited_20_Internet_20_Link">https://namethatthing.site/</text:a></text:p>
      <text:p text:style-name="Standard"/>
      <text:p text:style-name="Standard">Thanks so much for your response!</text:p>
      <text:p text:style-name="Standard">Best of the best,</text:p>
      <text:p text:style-name="Standard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6T16:16:21.950387517</meta:creation-date>
    <dc:date>2020-05-06T16:18:58.814558906</dc:date>
    <meta:editing-duration>PT2M37S</meta:editing-duration>
    <meta:editing-cycles>1</meta:editing-cycles>
    <meta:document-statistic meta:table-count="0" meta:image-count="0" meta:object-count="0" meta:page-count="1" meta:paragraph-count="28" meta:word-count="272" meta:character-count="1515" meta:non-whitespace-character-count="1265"/>
    <meta:generator>LibreOffice/6.0.7.3$Linux_X86_64 LibreOffice_project/00m0$Build-3</meta:generator>
  </office:meta>
</office:document-meta>
</file>